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309cm"/>
    </style:style>
    <style:style style:name="co2" style:family="table-column">
      <style:table-column-properties fo:break-before="auto" style:column-width="25.39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3.032cm"/>
    </style:style>
    <style:style style:name="co5" style:family="table-column">
      <style:table-column-properties fo:break-before="auto" style:column-width="8.313cm"/>
    </style:style>
    <style:style style:name="co6" style:family="table-column">
      <style:table-column-properties fo:break-before="auto" style:column-width="9.733cm"/>
    </style:style>
    <style:style style:name="co7" style:family="table-column">
      <style:table-column-properties fo:break-before="auto" style:column-width="12.5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832cm"/>
    </style:style>
    <style:style style:name="co10" style:family="table-column">
      <style:table-column-properties fo:break-before="auto" style:column-width="16.473cm"/>
    </style:style>
    <style:style style:name="co11" style:family="table-column">
      <style:table-column-properties fo:break-before="auto" style:column-width="5.616cm"/>
    </style:style>
    <style:style style:name="co12" style:family="table-column">
      <style:table-column-properties fo:break-before="auto" style:column-width="4.865cm"/>
    </style:style>
    <style:style style:name="co13" style:family="table-column">
      <style:table-column-properties fo:break-before="auto" style:column-width="10.7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954cm" fo:break-before="auto" style:use-optimal-row-height="false"/>
    </style:style>
    <style:style style:name="ro7" style:family="table-row">
      <style:table-row-properties style:row-height="1.445cm" fo:break-before="auto" style:use-optimal-row-height="true"/>
    </style:style>
    <style:style style:name="ro8" style:family="table-row">
      <style:table-row-properties style:row-height="2.3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eeeee" fo:border="0.06pt solid #000000" style:vertical-align="automatic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23" style:family="table-cell" style:parent-style-name="Default" style:data-style-name="N0">
      <style:table-cell-properties fo:background-color="#ffffff" fo:border="0.06pt solid #000000" style:vertical-align="automatic"/>
      <style:text-properties fo:color="#000000" style:font-name="Arial1" fo:font-size="15pt" style:font-name-asian="Arial1" style:font-size-asian="15pt" style:font-name-complex="Arial1" style:font-size-complex="15pt"/>
    </style:style>
    <style:style style:name="ce24" style:family="table-cell" style:parent-style-name="Default" style:data-style-name="N0">
      <style:table-cell-properties fo:border="0.06pt solid #000000" style:vertical-align="automatic"/>
      <style:text-properties fo:color="#000000" style:font-name="Arial1" fo:font-size="15pt" style:font-name-asian="Arial1" style:font-size-asian="15pt" style:font-name-complex="Arial1" style:font-size-complex="15pt"/>
    </style:style>
    <style:style style:name="ce25" style:family="table-cell" style:parent-style-name="Default" style:data-style-name="N0">
      <style:table-cell-properties fo:border="0.06pt solid #000000" style:vertical-align="automatic"/>
      <style:text-properties fo:color="#ff3333" style:font-name="Arial1" fo:font-size="15pt" style:font-name-asian="Arial1" style:font-size-asian="15pt" style:font-name-complex="Arial1" style:font-size-complex="15pt"/>
    </style:style>
    <style:style style:name="ce26" style:family="table-cell" style:parent-style-name="Default" style:data-style-name="N0">
      <style:table-cell-properties style:vertical-align="automatic"/>
      <style:text-properties fo:color="#000000" style:font-name="Arial1" fo:font-size="15pt" style:font-name-asian="Arial1" style:font-size-asian="15pt" style:font-name-complex="Arial1" style:font-size-complex="15pt"/>
    </style:style>
    <style:style style:name="ce27" style:family="table-cell" style:parent-style-name="Default" style:data-style-name="N0">
      <style:table-cell-properties style:vertical-align="automatic"/>
      <style:text-properties fo:color="#000000" style:font-name="Arial1" style:font-name-asian="Arial1" style:font-name-complex="Arial1"/>
    </style:style>
    <style:style style:name="ce7" style:family="table-cell" style:parent-style-name="Default" style:data-style-name="N0"/>
    <style:style style:name="ce29" style:family="table-cell" style:parent-style-name="Default" style:data-style-name="N0">
      <style:table-cell-properties fo:background-color="#eeeeee" fo:wrap-option="wrap" fo:border="0.06pt solid #000000" style:vertical-align="automatic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1" fo:font-size="15pt" style:font-name-asian="Arial1" style:font-size-asian="15pt" style:font-name-complex="Arial1" style:font-size-complex="15pt"/>
    </style:style>
    <style:style style:name="ce3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Arial1" fo:font-size="15pt" style:font-name-asian="Arial1" style:font-size-asian="15pt" style:font-name-complex="Arial1" style:font-size-complex="15pt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3333" style:font-name="Arial1" fo:font-size="15pt" style:font-name-asian="Arial1" style:font-size-asian="15pt" style:font-name-complex="Arial1" style:font-size-complex="15pt"/>
    </style:style>
    <style:style style:name="ce34" style:family="table-cell" style:parent-style-name="Default" style:data-style-name="N0">
      <style:table-cell-properties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74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0">
      <style:table-cell-properties fo:background-color="#ffffff" fo:wrap-option="wrap" fo:border="0.06pt solid #000000"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Default" style:data-style-name="N0">
      <style:table-cell-properties fo:background-color="#ffffff" fo:wrap-option="wrap" fo:border="0.74pt solid #000000"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0">
      <style:table-cell-properties fo:wrap-option="wrap" fo:border="0.74pt solid #000000"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wrap-option="wrap" fo:border="0.74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wrap-option="wrap" fo:border="0.74pt solid #000000" style:vertical-align="middl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 fo:border="0.74pt solid #000000" style:vertical-align="middl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fo:wrap-option="wrap" fo:border="0.74pt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86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color="#000000" style:font-name="Liberation Sans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1" style:font-name-complex="Liberation Sans1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1" fo:font-weight="bold" style:font-name-asian="Arial1" style:font-name-complex="Arial1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rica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6382"/>
        <table:table-row table:style-name="ro1">
          <table:table-cell table:style-name="ce1" office:value-type="string" calcext:value-type="string">
            <text:p>Features</text:p>
          </table:table-cell>
          <table:table-cell table:style-name="ce29" office:value-type="string" calcext:value-type="string">
            <text:p>Resposta para a pauta atitudinal: “Busca adquirir por conta própria habilidades e conhecimentos para o seu melhor desempenho funcional”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atividades concluídas dentre as previstas no momento</text:p>
          </table:table-cell>
          <table:table-cell table:style-name="ce30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participação em questionário</text:p>
          </table:table-cell>
          <table:table-cell table:style-name="ce30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tentativas realizadas no questionário</text:p>
          </table:table-cell>
          <table:table-cell table:style-name="ce30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articipação em fórum em relação média da turma</text:p>
          </table:table-cell>
          <table:table-cell table:style-name="ce30"/>
          <table:table-cell table:style-name="ce7" table:number-columns-repeated="16382"/>
        </table:table-row>
        <table:table-row table:style-name="ro2">
          <table:table-cell table:style-name="ce24" office:value-type="string" calcext:value-type="string">
            <text:p>Percentual de cursos concluídos (ÁREA TÉCNICA)</text:p>
          </table:table-cell>
          <table:table-cell table:style-name="ce30"/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cursos concluídos (ÁREA ADMINISTRATIVA/BÉLICA)</text:p>
          </table:table-cell>
          <table:table-cell table:style-name="ce30"/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cursos concluídos</text:p>
          </table:table-cell>
          <table:table-cell table:style-name="ce31"/>
          <table:table-cell table:style-name="ce7" table:number-columns-repeated="16382"/>
        </table:table-row>
        <table:table-row table:style-name="ro2">
          <table:table-cell table:style-name="ce25"/>
          <table:table-cell table:style-name="ce31"/>
          <table:table-cell table:style-name="ce7" table:number-columns-repeated="16382"/>
        </table:table-row>
        <table:table-row table:style-name="ro2">
          <table:table-cell table:style-name="ce26" table:number-columns-repeated="2"/>
          <table:table-cell table:style-name="ce7" table:number-columns-repeated="16382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style-name="ce29" office:value-type="string" calcext:value-type="string">
            <text:p>Reposta para a pauta atitudinal: “Procura manter os seus conhecimentos atualizados em prol de empregá-los no trabalho”.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atividades concluídas dentre as previstas no momento</text:p>
          </table:table-cell>
          <table:table-cell table:style-name="ce24"/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participação em questionário</text:p>
          </table:table-cell>
          <table:table-cell table:style-name="ce32"/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tentativas realizadas no questionário</text:p>
          </table:table-cell>
          <table:table-cell table:style-name="ce32"/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articipação em fórum em relação média da turma</text:p>
          </table:table-cell>
          <table:table-cell table:style-name="ce32"/>
          <table:table-cell table:style-name="ce7" table:number-columns-repeated="16382"/>
        </table:table-row>
        <table:table-row table:style-name="ro2">
          <table:table-cell table:style-name="ce24" office:value-type="string" calcext:value-type="string">
            <text:p>Percentual de cursos concluídos (ÁREA TÉCNICA)</text:p>
          </table:table-cell>
          <table:table-cell table:style-name="ce32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cursos concluídos (ÁREA ADMINISTRATIVA/BÉLICA)</text:p>
          </table:table-cell>
          <table:table-cell table:style-name="ce32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cursos concluídos</text:p>
          </table:table-cell>
          <table:table-cell table:style-name="ce33"/>
          <table:table-cell table:style-name="ce7" table:number-columns-repeated="16382"/>
        </table:table-row>
        <table:table-row table:style-name="ro2">
          <table:table-cell table:style-name="ce25"/>
          <table:table-cell table:style-name="ce32"/>
          <table:table-cell table:style-name="ce7" table:number-columns-repeated="16382"/>
        </table:table-row>
        <table:table-row table:style-name="ro3">
          <table:table-cell table:style-name="ce27"/>
          <table:table-cell table:style-name="ce34"/>
          <table:table-cell table:style-name="ce7" table:number-columns-repeated="16382"/>
        </table:table-row>
        <table:table-row table:style-name="ro4" table:number-rows-repeated="1048554">
          <table:table-cell table:number-columns-repeated="2"/>
          <table:table-cell table:style-name="ce7" table:number-columns-repeated="16382"/>
        </table:table-row>
        <table:table-row table:style-name="ro5">
          <table:table-cell table:number-columns-repeated="2"/>
          <table:table-cell table:style-name="ce7" table:number-columns-repeated="16382"/>
        </table:table-row>
        <table:table-row table:style-name="ro5">
          <table:table-cell table:number-columns-repeated="2"/>
          <table:table-cell table:style-name="ce7" table:number-columns-repeated="16382"/>
        </table:table-row>
      </table:table>
      <table:table table:name="Resp Busca adquirir por conta própria habilidades e conhecimentos para o seu melhor desempenho funcional" table:style-name="ta2"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2" table:default-cell-style-name="ce39"/>
        <table:table-row table:style-name="ro6">
          <table:table-cell table:style-name="ce35" office:value-type="string" calcext:value-type="string">
            <text:p>Percentual de atividades concluídas dentre as previstas no momento</text:p>
          </table:table-cell>
          <table:table-cell table:style-name="ce37" office:value-type="string" calcext:value-type="string">
            <text:p>Percentual de participação em questionário</text:p>
          </table:table-cell>
          <table:table-cell table:style-name="ce37" office:value-type="string" calcext:value-type="string">
            <text:p>Percentual de tentativas realizadas no questionário</text:p>
          </table:table-cell>
          <table:table-cell table:style-name="ce38" office:value-type="string" calcext:value-type="string">
            <text:p>Resposta para a atitude AUTOAPERFEIÇOAMENTO-”Busca adquirir por conta própria habilidades e conhecimentos para o seu melhor desempenho funcional” (Saída do Sistema Especialista - a ser preenchida pelo especialista) : <text:s/>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alto</text:p>
          </table:table-cell>
          <table:table-cell office:value-type="string" calcext:value-type="string">
            <text:p>Extremamente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baixo</text:p>
          </table:table-cell>
          <table:table-cell office:value-type="string" calcext:value-type="string">
            <text:p>Não Evidenciado</text:p>
          </table:table-cell>
          <table:table-cell table:number-columns-repeated="2"/>
        </table:table-row>
        <table:table-row table:style-name="ro3">
          <table:table-cell table:number-columns-repeated="6"/>
        </table:table-row>
      </table:table>
      <table:table table:name="Resp Procura manter os seus conhecimentos atualizados em prol de empregá-los no trabalho." table:style-name="ta2">
        <table:table-column table:style-name="co9" table:default-cell-style-name="ce41"/>
        <table:table-column table:style-name="co4" table:default-cell-style-name="ce41"/>
        <table:table-column table:style-name="co10" table:default-cell-style-name="ce36"/>
        <table:table-row table:style-name="ro7">
          <table:table-cell table:style-name="ce40" office:value-type="string" calcext:value-type="string">
            <text:p>Percentual de cursos concluídos (ÁREA TÉCNICA)</text:p>
          </table:table-cell>
          <table:table-cell table:style-name="ce38" office:value-type="string" calcext:value-type="string">
            <text:p>Percentual de cursos concluídos (ÁREA ADMINISTRATIVA/BÉLICA)</text:p>
          </table:table-cell>
          <table:table-cell table:style-name="ce42" office:value-type="string" calcext:value-type="string">
            <text:p>Resposta para a atitude AUTOAPERFEIÇOAMENTO-”Procura manter os seus conhecimentos atualizados em prol de empregá-los no trabalho” (Saída do Sistema Especialista - a ser preenchida pelo especialista) </text:p>
          </table:table-cell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Extremamente Evidenciado</text:p>
          </table:table-cell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uito Evidenciado</text:p>
          </table:table-cell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Não Evidenciado</text:p>
          </table:table-cell>
        </table:table-row>
        <table:table-row table:style-name="ro3">
          <table:table-cell table:number-columns-repeated="2"/>
          <table:table-cell table:style-name="ce41"/>
        </table:table-row>
      </table:table>
      <table:table table:name="Autoaperfeicoamento" table:style-name="ta2">
        <table:table-column table:style-name="co11" table:default-cell-style-name="ce41"/>
        <table:table-column table:style-name="co12" table:default-cell-style-name="ce41"/>
        <table:table-column table:style-name="co13" table:default-cell-style-name="ce82"/>
        <table:table-column table:style-name="co8" table:default-cell-style-name="ce86"/>
        <table:table-row table:style-name="ro8">
          <table:table-cell table:style-name="ce79" office:value-type="string" calcext:value-type="string">
            <text:p>“Busca adquirir por conta própria habilidades e conhecimentos para o seu melhor desempenho funcional”</text:p>
          </table:table-cell>
          <table:table-cell table:style-name="ce80" office:value-type="string" calcext:value-type="string">
            <text:p><text:span text:style-name="T1">“</text:span><text:span text:style-name="T2">Procura manter os seus conhecimentos atualizados em prol de empregá-los no trabalho”</text:span></text:p>
          </table:table-cell>
          <table:table-cell table:style-name="ce81" office:value-type="string" calcext:value-type="string">
            <text:p>Resposta para a atitude “AUTOAPERFEIÇOAMENTO”- Saída do Sistema Especialista ( a ser preenchida pelo especialista)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Muito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Extremamente Evidenciado</text:p>
          </table:table-cell>
          <table:table-cell table:style-name="ce84"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Extremamente Evidenciado</text:p>
          </table:table-cell>
          <table:table-cell table:style-name="ce84"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Evidenciado</text:p>
          </table:table-cell>
          <table:table-cell table:style-name="ce84" office:value-type="string" calcext:value-type="string">
            <text:p>Regular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ouco 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Extremamente Evidenciado</text:p>
          </table:table-cell>
          <table:table-cell table:style-name="ce47" office:value-type="string" calcext:value-type="string">
            <text:p>Regular</text:p>
          </table:table-cell>
          <table:table-cell table:style-name="Default"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 style:data-style-name="N2" text:time-value="20:51:46.487299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initial-creator>Marcelo</meta:initial-creator>
    <meta:creation-date>2025-09-25T08:01:56Z</meta:creation-date>
    <dc:date>2026-02-08T20:55:09.993047000</dc:date>
    <meta:editing-cycles>26</meta:editing-cycles>
    <meta:editing-duration>PT8H55M11S</meta:editing-duration>
    <meta:document-statistic meta:table-count="4" meta:cell-count="243" meta:object-count="0"/>
  </office:meta>
</office:document-meta>
</file>